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fo:font-size="12pt" fo:font-weight="normal" officeooo:rsid="000189aa" officeooo:paragraph-rsid="000189aa" style:font-weight-asian="normal" style:font-weight-complex="normal"/>
    </style:style>
    <style:style style:name="P2" style:family="paragraph" style:parent-style-name="Standard">
      <style:text-properties fo:font-size="22pt" fo:font-weight="bold" officeooo:rsid="000189aa" style:font-weight-asian="bold" style:font-weight-complex="bold"/>
    </style:style>
    <style:style style:name="P3" style:family="paragraph" style:parent-style-name="Standard">
      <style:text-properties fo:font-size="22pt" fo:font-weight="bold" officeooo:rsid="000189aa" officeooo:paragraph-rsid="000189aa" style:font-weight-asian="bold" style:font-weight-complex="bold"/>
    </style:style>
    <style:style style:name="P4" style:family="paragraph" style:parent-style-name="Standard">
      <style:paragraph-properties fo:text-align="center" style:justify-single-word="false"/>
      <style:text-properties fo:font-size="34pt" fo:font-weight="bold" style:font-weight-asian="bold" style:font-weight-complex="bold"/>
    </style:style>
    <style:style style:name="P5" style:family="paragraph" style:parent-style-name="Standard">
      <style:text-properties fo:font-size="12pt" fo:font-weight="normal" officeooo:rsid="000189aa" officeooo:paragraph-rsid="000189aa" style:font-weight-asian="normal" style:font-weight-complex="normal"/>
    </style:style>
    <style:style style:name="P6" style:family="paragraph" style:parent-style-name="Standard">
      <style:text-properties fo:font-size="12pt" fo:font-weight="normal" officeooo:rsid="000189aa" officeooo:paragraph-rsid="000189aa" style:font-size-asian="12pt" style:font-weight-asian="normal" style:font-size-complex="12pt" style:font-weight-complex="normal"/>
    </style:style>
    <style:style style:name="P7" style:family="paragraph" style:parent-style-name="Preformatted_20_Text">
      <style:text-properties fo:font-size="12pt" fo:font-weight="normal" officeooo:rsid="000189aa" officeooo:paragraph-rsid="000189aa" style:font-size-asian="12pt" style:font-weight-asian="normal" style:font-size-complex="12pt" style:font-weight-complex="normal"/>
    </style:style>
    <style:style style:name="P8" style:family="paragraph" style:parent-style-name="Preformatted_20_Text">
      <style:text-properties fo:font-size="12pt" style:font-size-asian="12pt" style:font-size-complex="12pt"/>
    </style:style>
    <style:style style:name="P9" style:family="paragraph" style:parent-style-name="Preformatted_20_Text">
      <style:paragraph-properties fo:margin-top="0cm" fo:margin-bottom="0.499cm" loext:contextual-spacing="false"/>
      <style:text-properties fo:font-size="12pt" style:font-size-asian="12pt" style:font-size-complex="12pt"/>
    </style:style>
    <style:style style:name="P10" style:family="paragraph" style:parent-style-name="Heading_20_2">
      <style:paragraph-properties fo:break-before="page"/>
      <style:text-properties fo:font-size="22pt" fo:font-weight="bold" officeooo:rsid="000189aa" officeooo:paragraph-rsid="000189aa" style:font-weight-asian="bold" style:font-weight-complex="bold"/>
    </style:style>
    <style:style style:name="P11" style:family="paragraph" style:parent-style-name="Standard">
      <style:text-properties fo:font-size="12pt" fo:font-weight="normal" officeooo:rsid="0001c043" officeooo:paragraph-rsid="0001c043" style:font-size-asian="12pt" style:font-weight-asian="normal" style:font-size-complex="12pt" style:font-weight-complex="normal"/>
    </style:style>
    <style:style style:name="P12" style:family="paragraph" style:parent-style-name="Standard">
      <style:text-properties fo:font-size="22pt" fo:font-weight="bold" officeooo:rsid="000189aa" officeooo:paragraph-rsid="000189aa" style:font-size-asian="12pt" style:font-weight-asian="bold" style:font-size-complex="12pt" style:font-weight-complex="bold"/>
    </style:style>
    <style:style style:name="P13" style:family="paragraph" style:parent-style-name="Standard">
      <style:text-properties fo:font-size="22pt" fo:font-weight="bold" officeooo:rsid="0001c043" officeooo:paragraph-rsid="0001c043" style:font-size-asian="12pt" style:font-weight-asian="bold" style:font-size-complex="12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Jinja</text:p>
      <text:p text:style-name="Standard"/>
      <text:p text:style-name="Standard"/>
      <text:p text:style-name="P3">What is Jinja?</text:p>
      <text:p text:style-name="P3"/>
      <text:p text:style-name="Standard">Jinja is a fast, expressive, extensible templating engine. Special placeholders in the template allow writing code similar to Python syntax. Then the template is passed data to render the final document.</text:p>
      <text:p text:style-name="Standard"/>
      <text:p text:style-name="Standard">Jinja is a template engine for Python.Jinja2 is useful because it has consistent template tag syntax and the project is cleanly extracted as an independent open source project so it can be used as a dependency by other code libraries.</text:p>
      <text:p text:style-name="Standard"/>
      <text:p text:style-name="Standard">We create a template engine, where we define static parts and dynamic parts. The dynamic parts are later replaced with data. The rendering function later combines the templates with data. </text:p>
      <text:p text:style-name="Standard"/>
      <text:p text:style-name="Standard"/>
      <text:p text:style-name="P2">Jinja installation</text:p>
      <text:p text:style-name="Standard"/>
      <text:p text:style-name="Standard">$ sudo pip3 install jinja2</text:p>
      <text:p text:style-name="Standard"/>
      <text:p text:style-name="Standard"/>
      <text:p text:style-name="P2">Jinja delimiters</text:p>
      <text:p text:style-name="Standard"/>
      <text:p text:style-name="Standard">Jinja uses various delimiters in the template strings.</text:p>
      <text:p text:style-name="Standard"/>
      <text:p text:style-name="Standard"><text:s text:c="4"/>{% %} - statements</text:p>
      <text:p text:style-name="Standard"><text:s text:c="4"/>{{ }} - expressions to print to the template output</text:p>
      <text:p text:style-name="Standard"><text:s text:c="4"/>{# #} - comments which are not included in the template output</text:p>
      <text:p text:style-name="Standard"><text:s text:c="4"/># ## - line statements</text:p>
      <text:p text:style-name="Standard"/>
      <text:p text:style-name="Standard"/>
      <text:p text:style-name="P2">Jinja objects</text:p>
      <text:p text:style-name="Standard">We can work with objects in our template strings. </text:p>
      <text:p text:style-name="P2"/>
      <text:p text:style-name="P2"/>
      <text:p text:style-name="P2">Dictionaries</text:p>
      <text:p text:style-name="Standard">Jinja allows a convenient dot notation to access data in Python dictionaries. </text:p>
      <text:p text:style-name="Standard"/>
      <text:p text:style-name="Standard"/>
      <text:p text:style-name="P2">Jinja raw data</text:p>
      <text:p text:style-name="Standard">We can use raw, endraw markers to escape Jinja delimiters.</text:p>
      <text:h text:style-name="P10" text:outline-level="2">Jinja conditionals</text:h>
      <text:p text:style-name="P5">Conditionals are expressions that are evaluated when a certain condition is met. </text:p>
      <text:p text:style-name="P5">Syntax with example :</text:p>
      <text:p text:style-name="P5"/>
      <text:p text:style-name="P7">{% for person in persons %}</text:p>
      <text:p text:style-name="P8"><text:s text:c="4"/>{% if person.age &lt; 18 %}</text:p>
      <text:p text:style-name="P8"><text:s text:c="8"/>{{ person.name }}</text:p>
      <text:p text:style-name="P8"><text:s text:c="4"/>{% endif %} <text:s text:c="3"/></text:p>
      <text:p text:style-name="P9">{% endfor %}</text:p>
      <text:p text:style-name="P5"/>
      <text:p text:style-name="P3"/>
      <text:p text:style-name="P3">Jinja for expression</text:p>
      <text:p text:style-name="P1">The for expression is used to iterate over a data collection in a template. </text:p>
      <text:p text:style-name="P5"/>
      <text:p text:style-name="P5">Syntax with example: </text:p>
      <text:p text:style-name="P5"/>
      <text:p text:style-name="P7">{% for person in persons %}</text:p>
      <text:p text:style-name="P8"><text:s text:c="4"/>{{ person.name }} {{ person.age }}</text:p>
      <text:p text:style-name="P9">{% endfor %}</text:p>
      <text:p text:style-name="P6"/>
      <text:p text:style-name="P12"/>
      <text:p text:style-name="P13">Links : </text:p>
      <text:p text:style-name="P11"><text:a xlink:type="simple" xlink:href="http://zetcode.com/python/jinja/" text:style-name="Internet_20_link" text:visited-style-name="Visited_20_Internet_20_Link">http://zetcode.com/python/jinja/</text:a></text:p>
      <text:p text:style-name="P11">https://medium.com/@jasonrigden/jinja2-templating-engine-tutorial-4bd31fb4aea3</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2T17:36:04.650862396</meta:creation-date>
    <dc:date>2020-04-02T17:46:13.038579611</dc:date>
    <meta:editing-duration>PT9M39S</meta:editing-duration>
    <meta:editing-cycles>2</meta:editing-cycles>
    <meta:generator>LibreOffice/6.0.7.3$Linux_X86_64 LibreOffice_project/00m0$Build-3</meta:generator>
    <meta:document-statistic meta:table-count="0" meta:image-count="0" meta:object-count="0" meta:page-count="2" meta:paragraph-count="36" meta:word-count="268" meta:character-count="1695" meta:non-whitespace-character-count="1416"/>
  </office:meta>
</office:document-meta>
</file>